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 sun was casting a warm glow over the skatepark in Wohlen as I stood at the edge of the ramp, gazing down at the intimidating coping. My heart raced with anticipation as I prepared to attempt something I had never done before - a huge backside air. The familiar sound of skateboards hitting the concrete reverberated through the park, but in that moment, everything else faded away as I focused on the challenge ahead.</text:p>
      <text:p text:style-name="Normal"/>
      <text:p text:style-name="Normal">As I dropped in, the rush of wind in my face and the clatter of wheels on the ramp pushed my adrenaline levels to new heights. Gathering speed, I approached the coping with determination, feeling the board beneath my feet responding to every subtle shift in weight.</text:p>
      <text:p text:style-name="Normal"/>
      <text:p text:style-name="Normal">Launching off the ramp, I soared through the air, defying gravity for a fleeting moment that felt like an eternity. Time seemed to stand still as I executed the backside air, my body and board in perfect harmony as I reached the peak of the jump. The feeling of weightlessness and freedom was indescribable, and for that brief moment, I felt invincible.</text:p>
      <text:p text:style-name="Normal"/>
      <text:p text:style-name="Normal">As I began my descent, the rush of air and the exhilaration of the jump filled me with an electrifying sense of accomplishment. Landing back on the ramp with precision, a surge of euphoria washed over me, and I couldn't help but let out a triumphant yell of exhilaration.</text:p>
      <text:p text:style-name="Normal"/>
      <text:p text:style-name="Normal">The spectators who had gathered at the skatepark erupted into cheers and applause, acknowledging the significance of the feat I had just accomplished. The sense of achievement was overwhelming, and I knew that this moment would be etched in my memory forever.</text:p>
      <text:p text:style-name="Normal"/>
      <text:p text:style-name="Normal">Reflecting on that day, I realized that conquering the backside air had not only been a physical triumph, but a testament to the power of perseverance and determination. It was a reminder that pushing the boundaries of what is thought possible can lead to moments of pure, unadulterated joy. That day at the skatepark in Wohlen, I learned that with unwavering resolve, even the sky is not the lim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my Glauser</meta:initial-creator>
    <dc:creator>Sammy Glauser</dc:creator>
    <meta:creation-date>2024-06-29T13:09:00Z</meta:creation-date>
    <dc:date>2024-06-29T13:12:00Z</dc:date>
    <meta:template xlink:href="Normal.dotm" xlink:type="simple"/>
    <meta:editing-cycles>1</meta:editing-cycles>
    <meta:editing-duration>PT180S</meta:editing-duration>
    <meta:document-statistic meta:page-count="1" meta:paragraph-count="3" meta:word-count="295" meta:character-count="1976" meta:row-count="14" meta:non-whitespace-character-count="1684"/>
  </office:meta>
</office:document-meta>
</file>